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1cm"/>
    </style:style>
    <style:style style:name="co3" style:family="table-column">
      <style:table-column-properties fo:break-before="auto" style:column-width="1.513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ffffff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ffffff" fo:background-color="#ff8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ffffff" fo:background-color="#ff8000" style:text-align-source="fix" style:repeat-content="false" fo:wrap-option="wrap" fo:border-left="none" fo:border-right="none" fo:border-top="0.74pt solid #ffffff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ffff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a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ffffff" style:text-align-source="fix" style:repeat-content="false" fo:wrap-option="wrap" fo:border-left="none" fo:border-right="none" fo:border-top="0.74pt solid #ffffff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ffffff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8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74pt solid #ffffff"/>
    </style:style>
    <style:style style:name="ce14" style:family="table-cell" style:parent-style-name="Default">
      <style:table-cell-properties fo:border-bottom="none" fo:background-color="#d4ea6b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ffffff" fo:background-color="#d4ea6b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ffff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ffffff" style:text-align-source="fix" style:repeat-content="false" fo:border-left="none" fo:border-right="none" fo:border-top="0.74pt solid #ffffff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</style:style>
    <style:style style:name="ce22" style:family="table-cell" style:parent-style-name="Default">
      <style:table-cell-properties fo:border-bottom="0.74pt solid #ffffff" style:text-align-source="fix" style:repeat-content="false" fo:wrap-option="wrap" fo:border-left="none" fo:border-right="none" fo:border-top="0.74pt solid #ffffff"/>
      <style:paragraph-properties fo:text-align="center" fo:margin-left="0cm"/>
    </style:style>
    <style:style style:name="ce23" style:family="table-cell" style:parent-style-name="Default">
      <style:table-cell-properties fo:border-bottom="0.74pt solid #ffffff" fo:border-left="none" fo:border-right="none" fo:border-top="0.74pt solid #ffffff"/>
    </style:style>
    <style:style style:name="ce24" style:family="table-cell" style:parent-style-name="Default">
      <style:table-cell-properties fo:border-bottom="0.74pt solid #ffffff" style:text-align-source="fix" style:repeat-content="false" fo:border-left="none" fo:border-right="none" style:shrink-to-fit="true" fo:border-top="0.74pt solid #ffffff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ffffff" fo:border-left="none" fo:border-right="none" fo:border-top="none"/>
    </style:style>
    <style:style style:name="ce28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cm"/>
      <style:text-properties fo:color="#ff8000"/>
    </style:style>
    <style:style style:name="ce29" style:family="table-cell" style:parent-style-name="Default">
      <style:table-cell-properties fo:border-bottom="0.74pt solid #ffffff" style:text-align-source="fix" style:repeat-content="false" fo:border-left="none" fo:border-right="none" style:shrink-to-fit="true" fo:border-top="0.74pt solid #ffffff"/>
      <style:paragraph-properties fo:text-align="center" fo:margin-left="0cm"/>
    </style:style>
    <style:style style:name="ce30" style:family="table-cell" style:parent-style-name="Default">
      <style:table-cell-properties fo:border-bottom="0.74pt solid #ffffff" style:text-align-source="fix" style:repeat-content="false" fo:wrap-option="wrap" fo:border-left="none" fo:border-right="none" fo:border-top="0.74pt solid #ffffff" style:vertical-align="middle"/>
      <style:paragraph-properties fo:text-align="center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gr2" style:family="graphic">
      <style:graphic-properties draw:stroke="dash" draw:stroke-dash="Dot"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line draw:z-index="0" draw:name="水平线 1" draw:style-name="gr1" draw:text-style-name="P1" svg:x1="8.006cm" svg:y1="1.137cm" svg:x2="11.493cm" svg:y2="1.137cm">
            <text:p/>
          </draw:line>
          <draw:line draw:z-index="1" draw:name="线条 1" draw:style-name="gr1" draw:text-style-name="P1" svg:x1="13.325cm" svg:y1="1.255cm" svg:x2="13.342cm" svg:y2="2.794cm">
            <text:p/>
          </draw:line>
          <draw:line draw:z-index="4" draw:name="垂直线 1" draw:style-name="gr2" draw:text-style-name="P1" svg:x1="4.499cm" svg:y1="1.054cm" svg:x2="4.482cm" svg:y2="5.721cm">
            <text:p/>
          </draw:line>
          <draw:line draw:z-index="7" draw:name="水平线 1" draw:style-name="gr1" draw:text-style-name="P1" svg:x1="8.024cm" svg:y1="7.594cm" svg:x2="11.511cm" svg:y2="7.594cm">
            <text:p/>
          </draw:line>
          <draw:line draw:z-index="10" draw:name="垂直线 1" draw:style-name="gr2" draw:text-style-name="P1" svg:x1="4.499cm" svg:y1="7.827cm" svg:x2="4.482cm" svg:y2="12.494cm">
            <text:p/>
          </draw:line>
          <draw:line draw:z-index="14" draw:name="水平线 1" draw:style-name="gr1" draw:text-style-name="P1" svg:x1="8.024cm" svg:y1="8.949cm" svg:x2="11.511cm" svg:y2="8.949cm">
            <text:p/>
          </draw:line>
          <draw:line draw:z-index="20" draw:name="水平线 1" draw:style-name="gr1" draw:text-style-name="P1" svg:x1="8.032cm" svg:y1="20.789cm" svg:x2="11.519cm" svg:y2="20.789cm">
            <text:p/>
          </draw:line>
          <draw:line draw:z-index="21" draw:name="线条 1" draw:style-name="gr1" draw:text-style-name="P1" svg:x1="13.41cm" svg:y1="16.289cm" svg:x2="13.426cm" svg:y2="19.433cm">
            <text:p/>
          </draw:line>
          <draw:line draw:z-index="24" draw:name="垂直线 1" draw:style-name="gr2" draw:text-style-name="P1" svg:x1="4.516cm" svg:y1="15.034cm" svg:x2="4.498cm" svg:y2="19.55cm">
            <text:p/>
          </draw:line>
          <draw:line draw:z-index="40" draw:name="水平线 1" draw:style-name="gr1" draw:text-style-name="P1" svg:x1="8.006cm" svg:y1="34.252cm" svg:x2="11.493cm" svg:y2="34.252cm">
            <text:p/>
          </draw:line>
          <draw:line draw:z-index="41" draw:name="线条 1" draw:style-name="gr1" draw:text-style-name="P1" svg:x1="13.325cm" svg:y1="34.67cm" svg:x2="13.342cm" svg:y2="36.209cm">
            <text:p/>
          </draw:line>
          <draw:line draw:z-index="44" draw:name="垂直线 1" draw:style-name="gr2" draw:text-style-name="P1" svg:x1="4.499cm" svg:y1="34.118cm" svg:x2="4.482cm" svg:y2="39.136cm">
            <text:p/>
          </draw:line>
          <draw:line draw:z-index="48" draw:name="垂直线 9" draw:style-name="gr1" draw:text-style-name="P1" svg:x1="23.904cm" svg:y1="0.87cm" svg:x2="23.904cm" svg:y2="6.322cm">
            <text:p/>
          </draw:lin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" table:default-cell-style-name="ce23"/>
        <table:table-column table:style-name="co6" table:number-columns-repeated="5" table:default-cell-style-name="ce2"/>
        <table:table-column table:style-name="co1" table:number-columns-repeated="3" table:default-cell-style-name="ce23"/>
        <table:table-row table:style-name="ro1">
          <table:table-cell table:style-name="ce1" table:number-columns-spanned="1" table:number-rows-spanned="13"/>
          <table:table-cell table:style-name="ce4" office:value-type="string" calcext:value-type="string">
            <text:p>BIO</text:p>
          </table:table-cell>
          <table:table-cell table:style-name="ce17" office:value-type="string" calcext:value-type="string">
            <text:p>User Application</text:p>
          </table:table-cell>
          <table:table-cell table:style-name="ce17" table:number-columns-repeated="2"/>
          <table:table-cell table:style-name="ce17" office:value-type="string" calcext:value-type="string">
            <text:p>Kernel</text:p>
          </table:table-cell>
          <table:table-cell table:style-name="ce17"/>
          <table:table-cell table:style-name="ce18"/>
          <table:table-cell table:style-name="ce27"/>
          <table:table-cell table:style-name="ce17" office:value-type="string" calcext:value-type="string">
            <text:p>BIO</text:p>
          </table:table-cell>
          <table:table-cell table:style-name="ce17" office:value-type="string" calcext:value-type="string">
            <text:p>NIO</text:p>
          </table:table-cell>
          <table:table-cell table:style-name="ce17" office:value-type="string" calcext:value-type="string">
            <text:p>IO Multiplexing</text:p>
          </table:table-cell>
          <table:table-cell table:style-name="ce17" office:value-type="string" calcext:value-type="string">
            <text:p>SIGIO</text:p>
          </table:table-cell>
          <table:table-cell table:style-name="ce17" office:value-type="string" calcext:value-type="string">
            <text:p>AIO</text:p>
          </table:table-cell>
          <table:table-cell table:style-name="ce27"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2">
            <text:p><text:span text:style-name="T1"/></text:p>
            <text:p><text:span text:style-name="T1">Process be blocked by the system call of recvfrom</text:span></text:p>
          </table:table-cell>
          <table:table-cell table:style-name="ce18"/>
          <table:table-cell table:style-name="ce18" office:value-type="string" calcext:value-type="string" table:number-columns-spanned="2" table:number-rows-spanned="1">
            <text:p>system call</text:p>
          </table:table-cell>
          <table:covered-table-cell table:style-name="ce18"/>
          <table:table-cell table:style-name="ce18" table:number-columns-repeated="2"/>
          <table:table-cell table:number-columns-repeated="2"/>
          <table:table-cell table:style-name="ce1" office:value-type="string" calcext:value-type="string">
            <text:p>system call</text:p>
          </table:table-cell>
          <table:table-cell table:style-name="ce18" office:value-type="string" calcext:value-type="string">
            <text:p>check</text:p>
          </table:table-cell>
          <table:table-cell table:style-name="ce1" office:value-type="string" calcext:value-type="string">
            <text:p>check</text:p>
            <draw:line draw:z-index="49" draw:name="垂直线 10" draw:style-name="gr1" draw:text-style-name="P1" svg:x1="1.504cm" svg:y1="0.418cm" svg:x2="1.487cm" svg:y2="3.043cm">
              <text:p/>
            </draw:line>
          </table:table-cell>
          <table:table-cell table:style-name="ce18"/>
          <table:table-cell table:style-name="ce1" office:value-type="string" calcext:value-type="string">
            <text:p>system call</text:p>
            <draw:line draw:z-index="53" draw:name="垂直线 14" draw:style-name="gr2" draw:text-style-name="P1" svg:x1="2.971cm" svg:y1="0.1cm" svg:x2="2.986cm" svg:y2="3.361cm">
              <text:p/>
            </draw:line>
          </table:table-cell>
          <table:table-cell table:style-name="ce10" office:value-type="string" calcext:value-type="string" table:number-columns-spanned="1" table:number-rows-spanned="8">
            <text:p>waiting for datagram ready</text:p>
          </table:table-cell>
          <table:table-cell table:number-columns-repeated="2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revcfrom</text:p>
          </table:table-cell>
          <table:table-cell table:number-columns-repeated="2"/>
          <table:table-cell office:value-type="string" calcext:value-type="string">
            <text:p>datagram not ready</text:p>
            <draw:line draw:z-index="5" draw:name="垂直线 2" draw:style-name="gr2" draw:text-style-name="P1" svg:x1="4.189cm" svg:y1="0.168cm" svg:x2="4.175cm" svg:y2="2.04cm">
              <text:p/>
            </draw:line>
          </table:table-cell>
          <table:table-cell table:style-name="ce10" office:value-type="string" calcext:value-type="string" table:number-columns-spanned="1" table:number-rows-spanned="5">
            <text:p>waiting for datagram ready</text:p>
          </table:table-cell>
          <table:table-cell table:number-columns-repeated="3"/>
          <table:table-cell office:value-type="string" calcext:value-type="string">
            <text:p>check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  <table:covered-table-cell/>
          <table:table-cell table:number-columns-repeated="3"/>
          <table:table-cell office:value-type="string" calcext:value-type="string">
            <text:p>check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  <table:covered-table-cell/>
          <table:table-cell table:number-columns-repeated="3"/>
          <table:table-cell office:value-type="string" calcext:value-type="string">
            <text:p>check</text:p>
          </table:table-cell>
          <table:table-cell table:style-name="ce28" office:value-type="string" calcext:value-type="string">
            <text:p>blocked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  <table:covered-table-cell/>
          <table:table-cell table:number-columns-repeated="3"/>
          <table:table-cell office:value-type="string" calcext:value-type="string">
            <text:p>check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datagram ready</text:p>
          </table:table-cell>
          <table:covered-table-cell/>
          <table:table-cell table:number-columns-repeated="2"/>
          <table:table-cell table:style-name="ce28" office:value-type="string" calcext:value-type="string">
            <text:p>blocked</text:p>
          </table:table-cell>
          <table:table-cell office:value-type="string" calcext:value-type="string">
            <text:p>check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8"/>
          <table:table-cell office:value-type="string" calcext:value-type="string">
            <text:p>check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copy data</text:p>
            <draw:line draw:z-index="2" draw:name="线条 2" draw:style-name="gr1" draw:text-style-name="P1" svg:x1="2.067cm" svg:y1="0.37cm" svg:x2="2.088cm" svg:y2="1.74cm">
              <text:p/>
            </draw:line>
            <draw:line draw:z-index="6" draw:name="垂直线 3" draw:style-name="gr2" draw:text-style-name="P1" svg:x1="4.192cm" svg:y1="0.218cm" svg:x2="4.178cm" svg:y2="2.09cm">
              <text:p/>
            </draw:line>
          </table:table-cell>
          <table:table-cell table:style-name="ce10" office:value-type="string" calcext:value-type="string" table:number-columns-spanned="1" table:number-rows-spanned="5">
            <text:p>Copy datagram from kernel to User Space</text:p>
          </table:table-cell>
          <table:table-cell table:number-columns-repeated="3"/>
          <table:table-cell office:value-type="string" calcext:value-type="string">
            <text:p>check</text:p>
          </table:table-cell>
          <table:table-cell office:value-type="string" calcext:value-type="string">
            <text:p>data ready</text:p>
          </table:table-cell>
          <table:table-cell office:value-type="string" calcext:value-type="string">
            <text:p>delivery signal</text:p>
          </table:table-cell>
          <table:table-cell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  <table:covered-table-cell/>
          <table:table-cell table:number-columns-repeated="3"/>
          <table:table-cell>
            <draw:line draw:z-index="50" draw:name="垂直线 11" draw:style-name="gr1" draw:text-style-name="P1" svg:x1="1.504cm" svg:y1="0.051cm" svg:x2="1.504cm" svg:y2="2.242cm">
              <text:p/>
            </draw:line>
          </table:table-cell>
          <table:table-cell office:value-type="string" calcext:value-type="string">
            <text:p>copy data</text:p>
          </table:table-cell>
          <table:table-cell table:style-name="ce29" office:value-type="string" calcext:value-type="string">
            <text:p>Handler copy data</text:p>
          </table:table-cell>
          <table:table-cell>
            <draw:line draw:z-index="54" draw:name="垂直线 15" draw:style-name="gr2" draw:text-style-name="P1" svg:x1="2.983cm" svg:y1="0.178cm" svg:x2="3.017cm" svg:y2="3.061cm">
              <text:p/>
            </draw:line>
          </table:table-cell>
          <table:table-cell table:style-name="ce30" office:value-type="string" calcext:value-type="string" table:number-columns-spanned="1" table:number-rows-spanned="7">
            <text:p>Copy datagram from kernel to User Spac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  <table:covered-table-cell/>
          <table:table-cell table:number-columns-repeated="4"/>
          <table:table-cell>
            <draw:line draw:z-index="51" draw:name="垂直线 12" draw:style-name="gr1" draw:text-style-name="P1" svg:x1="1.538cm" svg:y1="0cm" svg:x2="1.538cm" svg:y2="1.806cm">
              <text:p/>
            </draw:line>
          </table:table-cell>
          <table:table-cell>
            <draw:line draw:z-index="52" draw:name="垂直线 13" draw:style-name="gr1" draw:text-style-name="P1" svg:x1="1.5cm" svg:y1="0.016cm" svg:x2="1.5cm" svg:y2="1.822cm">
              <text:p/>
            </draw:line>
          </table:table-cell>
          <table:table-cell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/>
          <table:table-cell office:value-type="string" calcext:value-type="string" table:number-columns-spanned="2" table:number-rows-spanned="1">
            <text:p>return success</text:p>
          </table:table-cell>
          <table:covered-table-cell/>
          <table:table-cell/>
          <table:covered-table-cell/>
          <table:table-cell table:number-columns-repeated="3"/>
          <table:table-cell table:number-columns-repeated="3" table:style-name="ce28" office:value-type="string" calcext:value-type="string">
            <text:p>blocked</text:p>
          </table:table-cell>
          <table:table-cell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compute datagram</text:p>
            <draw:line draw:z-index="3" draw:name="水平线 3" draw:style-name="gr1" draw:text-style-name="P1" svg:x1="6.925cm" svg:y1="0.235cm" svg:x2="3.455cm" svg:y2="0.218cm">
              <text:p/>
            </draw:line>
          </table:table-cell>
          <table:table-cell table:number-columns-repeated="2"/>
          <table:table-cell office:value-type="string" calcext:value-type="string">
            <text:p>copy finished</text:p>
          </table:table-cell>
          <table:covered-table-cell/>
          <table:table-cell table:number-columns-repeated="7"/>
          <table:covered-table-cell/>
          <table:table-cell table:number-columns-repeated="2"/>
        </table:table-row>
        <table:table-row table:style-name="ro1">
          <table:table-cell/>
          <table:table-cell table:style-name="ce7" table:number-columns-repeated="6"/>
          <table:table-cell table:number-columns-repeated="7"/>
          <table:covered-table-cell/>
          <table:table-cell table:number-columns-repeated="2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success</text:p>
          </table:table-cell>
          <table:table-cell office:value-type="string" calcext:value-type="string">
            <text:p>delivery signal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NIO</text:p>
          </table:table-cell>
          <table:table-cell table:style-name="ce18" office:value-type="string" calcext:value-type="string">
            <text:p>User Application</text:p>
          </table:table-cell>
          <table:table-cell table:style-name="ce18" table:number-columns-repeated="2"/>
          <table:table-cell table:style-name="ce18" office:value-type="string" calcext:value-type="string">
            <text:p>Kernel</text:p>
          </table:table-cell>
          <table:table-cell table:style-name="ce18"/>
          <table:table-cell table:number-columns-repeated="2"/>
          <table:table-cell table:number-columns-repeated="5" office:value-type="string" calcext:value-type="string">
            <text:p>computer dat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1" table:number-rows-spanned="13">
            <text:p/>
            <text:p><text:span text:style-name="T1">Process repeatedly call recvfrom, until receive returning success</text:span></text:p>
          </table:table-cell>
          <table:table-cell table:style-name="ce19" office:value-type="string" calcext:value-type="string" table:number-columns-spanned="1" table:number-rows-spanned="2">
            <text:p>revcfrom</text:p>
          </table:table-cell>
          <table:table-cell table:style-name="ce7" office:value-type="string" calcext:value-type="string" table:number-columns-spanned="2" table:number-rows-spanned="1">
            <text:p>system call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datagram not ready</text:p>
            <draw:line draw:z-index="11" draw:name="垂直线 2" draw:style-name="gr2" draw:text-style-name="P1" svg:x1="4.157cm" svg:y1="0.15cm" svg:x2="4.175cm" svg:y2="2.96cm">
              <text:p/>
            </draw:line>
          </table:table-cell>
          <table:table-cell table:style-name="ce7"/>
          <table:table-cell table:number-columns-repeated="2"/>
          <table:table-cell table:style-name="ce15" table:number-columns-repeated="5"/>
          <table:table-cell table:number-columns-repeated="3"/>
        </table:table-row>
        <table:table-row table:style-name="ro1">
          <table:table-cell/>
          <table:covered-table-cell table:style-name="ce10"/>
          <table:covered-table-cell>
            <draw:line draw:z-index="13" draw:name="水平线 2" draw:style-name="gr1" draw:text-style-name="P1" svg:x1="6.959cm" svg:y1="0.335cm" svg:x2="3.559cm" svg:y2="0.352cm">
              <text:p/>
            </draw:line>
          </table:covered-table-cell>
          <table:table-cell office:value-type="string" calcext:value-type="string" table:number-columns-spanned="2" table:number-rows-spanned="1">
            <text:p>EWOULDBLOCK</text:p>
          </table:table-cell>
          <table:covered-table-cell table:number-columns-repeated="2"/>
          <table:table-cell table:style-name="ce10" office:value-type="string" calcext:value-type="string" table:number-columns-spanned="1" table:number-rows-spanned="5">
            <text:p>waiting for datagram ready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revcfrom</text:p>
            <draw:line draw:z-index="17" draw:name="水平线 4" draw:style-name="gr1" draw:text-style-name="P1" svg:x1="3.516cm" svg:y1="0.367cm" svg:x2="7.003cm" svg:y2="0.367cm">
              <text:p/>
            </draw:line>
          </table:table-cell>
          <table:table-cell office:value-type="string" calcext:value-type="string" table:number-columns-spanned="2" table:number-rows-spanned="1">
            <text:p>system call</text:p>
          </table:table-cell>
          <table:covered-table-cell/>
          <table:table-cell table:style-name="ce20" office:value-type="string" calcext:value-type="string" table:number-columns-spanned="1" table:number-rows-spanned="2">
            <text:p>datagram not ready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15" draw:name="水平线 2" draw:style-name="gr1" draw:text-style-name="P1" svg:x1="6.959cm" svg:y1="0.335cm" svg:x2="3.559cm" svg:y2="0.352cm">
              <text:p/>
            </draw:line>
          </table:covered-table-cell>
          <table:table-cell office:value-type="string" calcext:value-type="string" table:number-columns-spanned="2" table:number-rows-spanned="1">
            <text:p>EWOULDBLOCK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revcfrom</text:p>
            <draw:line draw:z-index="18" draw:name="水平线 5" draw:style-name="gr1" draw:text-style-name="P1" svg:x1="3.482cm" svg:y1="0.351cm" svg:x2="6.969cm" svg:y2="0.351cm">
              <text:p/>
            </draw:line>
          </table:table-cell>
          <table:table-cell office:value-type="string" calcext:value-type="string" table:number-columns-spanned="2" table:number-rows-spanned="1">
            <text:p>system call</text:p>
          </table:table-cell>
          <table:covered-table-cell/>
          <table:table-cell table:style-name="ce20" office:value-type="string" calcext:value-type="string" table:number-columns-spanned="1" table:number-rows-spanned="2">
            <text:p>datagram not ready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16" draw:name="水平线 2" draw:style-name="gr1" draw:text-style-name="P1" svg:x1="6.959cm" svg:y1="0.335cm" svg:x2="3.559cm" svg:y2="0.352cm">
              <text:p/>
            </draw:line>
          </table:covered-table-cell>
          <table:table-cell office:value-type="string" calcext:value-type="string" table:number-columns-spanned="2" table:number-rows-spanned="1">
            <text:p>EWOULDBLOCK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revcfrom</text:p>
          </table:table-cell>
          <table:table-cell table:style-name="ce20" office:value-type="string" calcext:value-type="string" table:number-columns-spanned="2" table:number-rows-spanned="2">
            <text:p>system call</text:p>
          </table:table-cell>
          <table:covered-table-cell/>
          <table:table-cell table:style-name="ce20" office:value-type="string" calcext:value-type="string" table:number-columns-spanned="1" table:number-rows-spanned="2">
            <text:p>datagram ready</text:p>
          </table:table-cell>
          <table:table-cell table:number-columns-repeated="11"/>
        </table:table-row>
        <table:table-row table:style-name="ro1">
          <table:table-cell/>
          <table:covered-table-cell/>
          <table:covered-table-cell>
            <draw:line draw:z-index="19" draw:name="水平线 6" draw:style-name="gr1" draw:text-style-name="P1" svg:x1="3.534cm" svg:y1="0.133cm" svg:x2="7.021cm" svg:y2="0.133cm">
              <text:p/>
            </draw:line>
          </table:covered-table-cell>
          <table:covered-table-cell table:number-columns-repeated="3"/>
          <table:table-cell table:style-name="ce10"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copy datagram</text:p>
            <draw:line draw:z-index="8" draw:name="线条 2" draw:style-name="gr1" draw:text-style-name="P1" svg:x1="2.067cm" svg:y1="0.369cm" svg:x2="2.088cm" svg:y2="1.739cm">
              <text:p/>
            </draw:line>
            <draw:line draw:z-index="12" draw:name="垂直线 3" draw:style-name="gr2" draw:text-style-name="P1" svg:x1="4.22cm" svg:y1="0.201cm" svg:x2="4.192cm" svg:y2="2.291cm">
              <text:p/>
            </draw:line>
          </table:table-cell>
          <table:table-cell table:style-name="ce22" office:value-type="string" calcext:value-type="string" table:number-columns-spanned="1" table:number-rows-spanned="5">
            <text:p>Copy datagram from kernel to User Space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office:value-type="string" calcext:value-type="string" table:number-columns-spanned="2" table:number-rows-spanned="1">
            <text:p>return success</text:p>
          </table:table-cell>
          <table:covered-table-cell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>
            <text:p>compute datagram</text:p>
            <draw:line draw:z-index="9" draw:name="水平线 3" draw:style-name="gr1" draw:text-style-name="P1" svg:x1="6.925cm" svg:y1="0.235cm" svg:x2="3.455cm" svg:y2="0.218cm">
              <text:p/>
            </draw:line>
          </table:table-cell>
          <table:table-cell table:number-columns-repeated="2"/>
          <table:table-cell office:value-type="string" calcext:value-type="string">
            <text:p>copy finished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7"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O multiplexing</text:p>
          </table:table-cell>
          <table:table-cell table:style-name="ce1" office:value-type="string" calcext:value-type="string" table:number-columns-spanned="1" table:number-rows-spanned="2">
            <text:p>User Application</text:p>
          </table:table-cell>
          <table:table-cell table:style-name="ce18" table:number-columns-repeated="2"/>
          <table:table-cell table:style-name="ce1" office:value-type="string" calcext:value-type="string" table:number-columns-spanned="1" table:number-rows-spanned="2">
            <text:p>Kernel</text:p>
          </table:table-cell>
          <table:table-cell table:number-columns-repeated="11"/>
        </table:table-row>
        <table:table-row table:style-name="ro1">
          <table:table-cell/>
          <table:covered-table-cell/>
          <table:covered-table-cell table:style-name="Default"/>
          <table:table-cell table:style-name="Default" table:number-columns-repeated="2"/>
          <table:covered-table-cell table:style-name="Default"/>
          <table:table-cell table:style-name="ce18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 table:number-columns-spanned="1" table:number-rows-spanned="11">
            <text:p>Process be blocked by select call, waiting for one of multiple socket become ready</text:p>
          </table:table-cell>
          <table:table-cell table:style-name="ce21"/>
          <table:table-cell table:style-name="ce7" table:number-columns-repeated="2"/>
          <table:table-cell table:style-name="ce21">
            <draw:line draw:z-index="25" draw:name="垂直线 2" draw:style-name="gr2" draw:text-style-name="P1" svg:x1="4.209cm" svg:y1="0.15cm" svg:x2="4.175cm" svg:y2="4.8cm">
              <text:p/>
            </draw:line>
          </table:table-cell>
          <table:table-cell table:style-name="ce25" office:value-type="string" calcext:value-type="string" table:number-columns-spanned="1" table:number-rows-spanned="11">
            <text:p>waiting for datagram ready</text:p>
          </table:table-cell>
          <table:table-cell table:number-columns-repeated="10"/>
        </table:table-row>
        <table:table-row table:style-name="ro1">
          <table:table-cell/>
          <table:covered-table-cell table:style-name="ce13"/>
          <table:table-cell table:style-name="ce13"/>
          <table:table-cell office:value-type="string" calcext:value-type="string" table:number-columns-spanned="2" table:number-rows-spanned="1">
            <text:p>system call</text:p>
          </table:table-cell>
          <table:covered-table-cell/>
          <table:table-cell table:style-name="ce13"/>
          <table:covered-table-cell table:style-name="ce13"/>
          <table:table-cell table:number-columns-repeated="10"/>
        </table:table-row>
        <table:table-row table:style-name="ro1">
          <table:table-cell/>
          <table:covered-table-cell table:style-name="ce10"/>
          <table:table-cell office:value-type="string" calcext:value-type="string">
            <text:p>select</text:p>
            <draw:line draw:z-index="28" draw:name="水平线 7" draw:style-name="gr1" draw:text-style-name="P1" svg:x1="3.5cm" svg:y1="0.184cm" svg:x2="6.987cm" svg:y2="0.184cm">
              <text:p/>
            </draw:line>
          </table:table-cell>
          <table:table-cell table:number-columns-repeated="2"/>
          <table:table-cell office:value-type="string" calcext:value-type="string">
            <text:p>datagram not ready</text:p>
          </table:table-cell>
          <table:covered-table-cell table:style-name="ce10"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Default" table:number-columns-repeated="2"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3" table:number-columns-repeated="2"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Default" table:number-columns-repeated="2"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3" table:number-columns-repeated="2"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Default" table:number-columns-repeated="2"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style-name="Default"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office:value-type="string" calcext:value-type="string" table:number-columns-spanned="2" table:number-rows-spanned="1">
            <text:p>return ready</text:p>
          </table:table-cell>
          <table:covered-table-cell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>
            <draw:line draw:z-index="29" draw:name="水平线 8" draw:style-name="gr1" draw:text-style-name="P1" svg:x1="6.943cm" svg:y1="0.234cm" svg:x2="3.473cm" svg:y2="0.217cm">
              <text:p/>
            </draw:line>
          </table:table-cell>
          <table:table-cell table:number-columns-repeated="2"/>
          <table:table-cell office:value-type="string" calcext:value-type="string">
            <text:p>datagram ready</text:p>
          </table:table-cell>
          <table:covered-table-cell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Process be blocked when datagram is copied from kernel to user space</text:p>
          </table:table-cell>
          <table:table-cell table:style-name="ce20" office:value-type="string" calcext:value-type="string" table:number-columns-spanned="1" table:number-rows-spanned="2">
            <text:p>revcfrom</text:p>
            <draw:line draw:z-index="27" draw:name="垂直线 4" draw:style-name="gr2" draw:text-style-name="P1" svg:x1="0.015cm" svg:y1="0.067cm" svg:x2="0.015cm" svg:y2="2.592cm">
              <text:p/>
            </draw:line>
          </table:table-cell>
          <table:table-cell office:value-type="string" calcext:value-type="string" table:number-columns-spanned="2" table:number-rows-spanned="1">
            <text:p>system call</text:p>
          </table:table-cell>
          <table:covered-table-cell/>
          <table:table-cell table:style-name="ce20" office:value-type="string" calcext:value-type="string" table:number-columns-spanned="1" table:number-rows-spanned="2">
            <text:p>copy datagram</text:p>
            <draw:line draw:z-index="26" draw:name="垂直线 3" draw:style-name="gr2" draw:text-style-name="P1" svg:x1="4.192cm" svg:y1="0.217cm" svg:x2="4.175cm" svg:y2="2.476cm">
              <text:p/>
            </draw:line>
          </table:table-cell>
          <table:table-cell table:style-name="ce10" office:value-type="string" calcext:value-type="string" table:number-columns-spanned="1" table:number-rows-spanned="6">
            <text:p>Copy datagram from kernel to User Space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>
            <draw:line draw:z-index="22" draw:name="线条 2" draw:style-name="gr1" draw:text-style-name="P1" svg:x1="2.102cm" svg:y1="0.269cm" svg:x2="2.123cm" svg:y2="1.639cm">
              <text:p/>
            </draw:line>
          </table:covered-table-cell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compute datagram</text:p>
          </table:table-cell>
          <table:table-cell office:value-type="string" calcext:value-type="string" table:number-columns-spanned="2" table:number-rows-spanned="1">
            <text:p>return success</text:p>
          </table:table-cell>
          <table:covered-table-cell/>
          <table:table-cell table:style-name="ce20" office:value-type="string" calcext:value-type="string" table:number-columns-spanned="1" table:number-rows-spanned="2">
            <text:p>copy finished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23" draw:name="水平线 3" draw:style-name="gr1" draw:text-style-name="P1" svg:x1="6.994cm" svg:y1="0.101cm" svg:x2="3.524cm" svg:y2="0.084cm">
              <text:p/>
            </draw:line>
          </table:covered-table-cell>
          <table:table-cell table:number-columns-repeated="2"/>
          <table:covered-table-cell table:number-columns-repeated="2"/>
          <table:table-cell table:number-columns-repeated="10"/>
        </table:table-row>
        <table:table-row table:style-name="ro1">
          <table:table-cell/>
          <table:table-cell table:style-name="ce7" table:number-columns-repeated="6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SIGIO</text:p>
          </table:table-cell>
          <table:table-cell table:style-name="ce17" office:value-type="string" calcext:value-type="string">
            <text:p>User Application</text:p>
          </table:table-cell>
          <table:table-cell table:style-name="ce17" table:number-columns-repeated="2"/>
          <table:table-cell table:style-name="ce17" office:value-type="string" calcext:value-type="string">
            <text:p>Kernel</text:p>
          </table:table-cell>
          <table:table-cell table:style-name="ce17"/>
          <table:table-cell table:number-columns-repeated="10"/>
        </table:table-row>
        <table:table-row table:style-name="ro1">
          <table:table-cell/>
          <table:table-cell table:style-name="ce14" office:value-type="string" calcext:value-type="string" table:number-columns-spanned="1" table:number-rows-spanned="8">
            <text:p>Process not be blocked</text:p>
            <draw:line draw:z-index="34" draw:name="垂直线 6" draw:style-name="gr2" draw:text-style-name="P1" svg:x1="2.249cm" svg:y1="0.017cm" svg:x2="2.245cm" svg:y2="3.528cm">
              <text:p/>
            </draw:line>
          </table:table-cell>
          <table:table-cell table:style-name="ce7" table:number-columns-repeated="3"/>
          <table:table-cell table:style-name="ce7">
            <draw:line draw:z-index="33" draw:name="垂直线 5" draw:style-name="gr2" draw:text-style-name="P1" svg:x1="4.196cm" svg:y1="0cm" svg:x2="4.192cm" svg:y2="3.511cm">
              <text:p/>
            </draw:line>
          </table:table-cell>
          <table:table-cell table:style-name="ce26" office:value-type="string" calcext:value-type="string" table:number-columns-spanned="1" table:number-rows-spanned="8">
            <text:p>waiting for datagram ready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style-name="ce22" office:value-type="string" calcext:value-type="string" table:number-columns-spanned="1" table:number-rows-spanned="2">
            <text:p>setup the handler of the SIGIO</text:p>
            <draw:line draw:z-index="30" draw:name="水平线 9" draw:style-name="gr1" draw:text-style-name="P1" svg:x1="3.534cm" svg:y1="0.401cm" svg:x2="7.021cm" svg:y2="0.401cm">
              <text:p/>
            </draw:line>
          </table:table-cell>
          <table:table-cell table:style-name="ce24" office:value-type="string" calcext:value-type="string" table:number-columns-spanned="2" table:number-rows-spanned="1">
            <text:p>system call sigaction</text:p>
          </table:table-cell>
          <table:covered-table-cell/>
          <table:table-cell/>
          <table:covered-table-cell table:style-name="ce13"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31" draw:name="水平线 10" draw:style-name="gr1" draw:text-style-name="P1" svg:x1="6.96cm" svg:y1="0.386cm" svg:x2="3.49cm" svg:y2="0.369cm">
              <text:p/>
            </draw:line>
          </table:covered-table-cell>
          <table:table-cell office:value-type="string" calcext:value-type="string" table:number-columns-spanned="2" table:number-rows-spanned="1">
            <text:p>return </text:p>
          </table:table-cell>
          <table:covered-table-cell/>
          <table:table-cell/>
          <table:covered-table-cell table:style-name="ce10"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handler</text:p>
          </table:table-cell>
          <table:table-cell office:value-type="string" calcext:value-type="string" table:number-columns-spanned="2" table:number-rows-spanned="1">
            <text:p>delivery SIGIO</text:p>
          </table:table-cell>
          <table:covered-table-cell/>
          <table:table-cell table:style-name="ce20" office:value-type="string" calcext:value-type="string" table:number-columns-spanned="1" table:number-rows-spanned="2">
            <text:p>datagram ready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32" draw:name="水平线 11" draw:style-name="gr1" draw:text-style-name="P1" svg:x1="7.012cm" svg:y1="0.018cm" svg:x2="3.542cm" svg:y2="0.001cm">
              <text:p/>
            </draw:line>
          </table:covered-table-cell>
          <table:table-cell table:number-columns-repeated="2"/>
          <table:covered-table-cell table:number-columns-repeated="2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Process be blocked when datagram is copied from kernel to user space</text:p>
          </table:table-cell>
          <table:table-cell table:style-name="ce20" office:value-type="string" calcext:value-type="string" table:number-columns-spanned="1" table:number-rows-spanned="2">
            <text:p>recvfrom</text:p>
            <draw:line draw:z-index="38" draw:name="垂直线 7" draw:style-name="gr2" draw:text-style-name="P1" svg:x1="0cm" svg:y1="0.134cm" svg:x2="0cm" svg:y2="2.659cm">
              <text:p/>
            </draw:line>
          </table:table-cell>
          <table:table-cell office:value-type="string" calcext:value-type="string" table:number-columns-spanned="2" table:number-rows-spanned="1">
            <text:p>system call</text:p>
          </table:table-cell>
          <table:covered-table-cell/>
          <table:table-cell table:style-name="ce20" office:value-type="string" calcext:value-type="string" table:number-columns-spanned="1" table:number-rows-spanned="2">
            <text:p>copy datagram</text:p>
            <draw:line draw:z-index="39" draw:name="垂直线 8" draw:style-name="gr2" draw:text-style-name="P1" svg:x1="4.174cm" svg:y1="0.135cm" svg:x2="4.174cm" svg:y2="2.66cm">
              <text:p/>
            </draw:line>
          </table:table-cell>
          <table:table-cell table:style-name="ce10" office:value-type="string" calcext:value-type="string" table:number-columns-spanned="1" table:number-rows-spanned="6">
            <text:p>Copy datagram from kernel to User Space</text:p>
          </table:table-cell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35" draw:name="水平线 12" draw:style-name="gr1" draw:text-style-name="P1" svg:x1="3.469cm" svg:y1="0.116cm" svg:x2="6.956cm" svg:y2="0.116cm">
              <text:p/>
            </draw:line>
          </table:covered-table-cell>
          <table:table-cell table:number-columns-repeated="2"/>
          <table:covered-table-cell>
            <draw:line draw:z-index="36" draw:name="线条 3" draw:style-name="gr1" draw:text-style-name="P1" svg:x1="2.053cm" svg:y1="0.25cm" svg:x2="2.087cm" svg:y2="1.639cm">
              <text:p/>
            </draw:line>
          </table:covered-table-cell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compute datagram</text:p>
            <draw:line draw:z-index="37" draw:name="水平线 13" draw:style-name="gr1" draw:text-style-name="P1" svg:x1="6.943cm" svg:y1="0.436cm" svg:x2="3.473cm" svg:y2="0.419cm">
              <text:p/>
            </draw:line>
          </table:table-cell>
          <table:table-cell office:value-type="string" calcext:value-type="string" table:number-columns-spanned="2" table:number-rows-spanned="1">
            <text:p>return success</text:p>
          </table:table-cell>
          <table:covered-table-cell/>
          <table:table-cell table:style-name="ce20" office:value-type="string" calcext:value-type="string" table:number-columns-spanned="1" table:number-rows-spanned="2">
            <text:p>copy finished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2"/>
          <table:table-cell table:number-columns-repeated="10"/>
        </table:table-row>
        <table:table-row table:style-name="ro1">
          <table:table-cell/>
          <table:table-cell table:style-name="ce15" table:number-columns-repeated="6"/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IO</text:p>
          </table:table-cell>
          <table:table-cell table:style-name="ce17" office:value-type="string" calcext:value-type="string">
            <text:p>User Application</text:p>
          </table:table-cell>
          <table:table-cell table:style-name="ce17" table:number-columns-repeated="2"/>
          <table:table-cell table:style-name="ce17" office:value-type="string" calcext:value-type="string">
            <text:p>Kernel</text:p>
          </table:table-cell>
          <table:table-cell table:style-name="ce17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1" table:number-rows-spanned="12">
            <text:p/>
            <text:p><text:span text:style-name="T1">Process not be blocked</text:span></text:p>
          </table:table-cell>
          <table:table-cell table:style-name="ce1" office:value-type="string" calcext:value-type="string" table:number-columns-spanned="1" table:number-rows-spanned="2">
            <text:p>revcfrom</text:p>
          </table:table-cell>
          <table:table-cell table:style-name="ce18" office:value-type="string" calcext:value-type="string" table:number-columns-spanned="2" table:number-rows-spanned="1">
            <text:p>system call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datagram not ready</text:p>
          </table:table-cell>
          <table:table-cell table:style-name="ce18"/>
          <table:table-cell table:number-columns-repeated="10"/>
        </table:table-row>
        <table:table-row table:style-name="ro1">
          <table:table-cell/>
          <table:covered-table-cell table:style-name="ce10"/>
          <table:covered-table-cell>
            <draw:line draw:z-index="47" draw:name="水平线 14" draw:style-name="gr1" draw:text-style-name="P1" svg:x1="6.935cm" svg:y1="0.385cm" svg:x2="3.465cm" svg:y2="0.368cm">
              <text:p/>
            </draw:line>
          </table:covered-table-cell>
          <table:table-cell office:value-type="string" calcext:value-type="string" table:number-columns-spanned="2" table:number-rows-spanned="1">
            <text:p>return </text:p>
          </table:table-cell>
          <table:covered-table-cell/>
          <table:covered-table-cell>
            <draw:line draw:z-index="45" draw:name="垂直线 2" draw:style-name="gr2" draw:text-style-name="P1" svg:x1="4.189cm" svg:y1="0.168cm" svg:x2="4.175cm" svg:y2="2.04cm">
              <text:p/>
            </draw:line>
          </table:covered-table-cell>
          <table:table-cell table:style-name="ce10" office:value-type="string" calcext:value-type="string" table:number-columns-spanned="1" table:number-rows-spanned="5">
            <text:p>waiting for datagram ready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datagram ready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5"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copy datagram</text:p>
            <draw:line draw:z-index="46" draw:name="垂直线 3" draw:style-name="gr2" draw:text-style-name="P1" svg:x1="4.192cm" svg:y1="0.217cm" svg:x2="4.178cm" svg:y2="2.089cm">
              <text:p/>
            </draw:line>
          </table:table-cell>
          <table:table-cell table:style-name="ce10" office:value-type="string" calcext:value-type="string" table:number-columns-spanned="1" table:number-rows-spanned="5">
            <text:p>Copy datagram from kernel to User Space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table-cell>
            <draw:line draw:z-index="42" draw:name="线条 2" draw:style-name="gr1" draw:text-style-name="P1" svg:x1="2.053cm" svg:y1="0cm" svg:x2="2.088cm" svg:y2="1.188cm">
              <text:p/>
            </draw:line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2" office:value-type="string" calcext:value-type="string" table:number-columns-spanned="2" table:number-rows-spanned="3">
            <text:p>delivery signal specified in aio_read</text:p>
          </table:table-cell>
          <table:covered-table-cell/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style-name="ce20" office:value-type="string" calcext:value-type="string" table:number-columns-spanned="1" table:number-rows-spanned="2">
            <text:p>compute datagram</text:p>
          </table:table-cell>
          <table:covered-table-cell table:style-name="ce10"/>
          <table:covered-table-cell/>
          <table:table-cell table:style-name="ce20" office:value-type="string" calcext:value-type="string" table:number-columns-spanned="1" table:number-rows-spanned="2">
            <text:p>copy finished</text:p>
          </table:table-cell>
          <table:covered-table-cell/>
          <table:table-cell table:number-columns-repeated="10"/>
        </table:table-row>
        <table:table-row table:style-name="ro1">
          <table:table-cell/>
          <table:covered-table-cell/>
          <table:covered-table-cell>
            <draw:line draw:z-index="43" draw:name="水平线 3" draw:style-name="gr1" draw:text-style-name="P1" svg:x1="6.925cm" svg:y1="0.035cm" svg:x2="3.455cm" svg:y2="0.018cm">
              <text:p/>
            </draw:line>
          </table:covered-table-cell>
          <table:covered-table-cell table:number-columns-repeated="4"/>
          <table:table-cell table:number-columns-repeated="10"/>
        </table:table-row>
        <table:table-row table:style-name="ro1">
          <table:table-cell/>
          <table:table-cell table:style-name="ce15" table:number-columns-repeated="6"/>
          <table:table-cell table:number-columns-repeated="10"/>
        </table:table-row>
        <table:table-row table:style-name="ro1" table:number-rows-repeated="1048487">
          <table:table-cell table:number-columns-repeated="17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style-name="ce13"/>
          <table:table-cell table:style-name="ce3" table:number-columns-repeated="5"/>
          <table:table-cell table:style-name="ce1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微软雅黑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stroke-dash draw:name="Dot" draw:style="rect" draw:dots1="1" draw:dots1-length="100%" draw:distance="1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20:23:04.951000000</meta:creation-date>
    <dc:date>2023-07-26T21:52:40.583000000</dc:date>
    <meta:editing-duration>PT1H29M19S</meta:editing-duration>
    <meta:editing-cycles>31</meta:editing-cycles>
    <meta:generator>LibreOffice/7.4.4.2$Windows_X86_64 LibreOffice_project/85569322deea74ec9134968a29af2df5663baa21</meta:generator>
    <meta:document-statistic meta:table-count="1" meta:cell-count="128" meta:object-count="55"/>
  </office:meta>
</office:document-meta>
</file>